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color="#800000" fo:background-color="#ffff00"/>
    </style:style>
    <style:style style:name="P5" style:family="paragraph" style:parent-style-name="Text_20_body">
      <style:text-properties fo:color="#333333" style:font-name="arial" fo:font-size="17.25pt" fo:font-weight="bold"/>
    </style:style>
    <style:style style:name="T1" style:family="text">
      <style:text-properties fo:language="fr" fo:country="FR"/>
    </style:style>
    <style:style style:name="T2" style:family="text">
      <style:text-properties fo:font-weight="bold"/>
    </style:style>
    <style:style style:name="T3" style:family="text">
      <style:text-properties style:text-line-through-style="none" style:text-underline-style="none" style:text-blinking="false"/>
    </style:style>
    <style:style style:name="T4" style:family="text">
      <style:text-properties fo:color="#800000" fo:background-color="#ffff00"/>
    </style:style>
    <style:style style:name="T5" style:family="text">
      <style:text-properties fo:color="#333333" style:font-name="arial" fo:font-size="17.25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rez votre nom :</text:p>
      <text:p text:style-name="Standard"/>
      <text:p text:style-name="Standard">Aujourd'hui Trump a fait détruire tous les documents concernant les paradises papers. Il ne reste plus rien ! </text:p>
      <text:p text:style-name="Standard">Merci beacoup reportaire “nom” d'être là pour nous venir en aide et retrouver les informations perdues. Votre tâche consistera à deviner si une multinationnale qui vous est préentée est ou non impliquée dans des transactions moralement discutables. Dans quel pays est-elle véritablement implantée et dans quel autre possède-t-elle des sièges fictifs. Vous démarez avec un crédit de $1000 mais attention, chaque mauvaise piste vous fait voyager inutilement dans un pays ce qui vous coûte de l'argent. Vous pouvez de plus rencontrer des journalistes qui pourront vous donner quelques pistes.</text:p>
      <text:p text:style-name="Standard"/>
      <text:p text:style-name="Standard">Règles : </text:p>
      <text:p text:style-name="Standard">$50 par pays</text:p>
      <text:p text:style-name="Standard">$10 pour changer de continent</text:p>
      <text:p text:style-name="Standard">$100 pour un article publié quand découverte</text:p>
      <text:p text:style-name="Standard"/>
      <text:p text:style-name="Standard">20 pays où des journalistes sont cachés avec chacun une information</text:p>
      <text:p text:style-name="Standard"/>
      <text:p text:style-name="Standard"/>
      <text:p text:style-name="Standard">13 + 7 multinationnales</text:p>
      <text:p text:style-name="Standard">Sur tous les tableau est afficher :</text:p>
      <text:p text:style-name="Standard">le nombre de sous</text:p>
      <text:p text:style-name="Standard">le nombre de multinationnales déjà réglées</text:p>
      <text:p text:style-name="Standard">logo de l<text:span text:style-name="T1">a multinati en cours</text:span></text:p>
      <text:p text:style-name="Standard">le nb de pays de lamultinationnale en cours</text:p>
      <text:p text:style-name="Standard"/>
      <text:p text:style-name="Standard"/>
      <text:p text:style-name="Standard">Tâches : </text:p>
      <text:list xml:id="list3227906860858988334" text:style-name="L1">
        <text:list-item>
          <text:p text:style-name="P1">début avec histoire</text:p>
        </text:list-item>
        <text:list-item>
          <text:p text:style-name="P1">puis une multinationnale</text:p>
        </text:list-item>
        <text:list-item>
          <text:p text:style-name="P1">oui ou non (gagne ou perd des sous)</text:p>
        </text:list-item>
        <text:list-item>
          <text:p text:style-name="P1">dans quel pays voulez vous aller ?</text:p>
        </text:list-item>
        <text:list-item>
          <text:p text:style-name="P1">Carte continents</text:p>
        </text:list-item>
        <text:list-item>
          <text:p text:style-name="P1">carte un des continent</text:p>
        </text:list-item>
        <text:list-item>
          <text:p text:style-name="P1">clique sur pays, bon pas bon, indice + ou – de sous, peu quitter le continent </text:p>
        </text:list-item>
        <text:list-item>
          <text:p text:style-name="P1">une fois trouver passe à une autre multinationnale jusqu'à ce que toutes faites</text:p>
        </text:list-item>
        <text:list-item>
          <text:p text:style-name="P1">perdu si plus de sous → fin1</text:p>
        </text:list-item>
        <text:list-item>
          <text:p text:style-name="P1">gagné si fini → fin2</text:p>
        </text:list-item>
      </text:list>
      <text:p text:style-name="Standard"/>
      <text:p text:style-name="Standard">Fin 1 :</text:p>
      <text:p text:style-name="Standard">Vous n'avez malheureusement plus d'argent. Et comme le capitalisme gagne toujours, vous êtes donc forcé de rester à jamais au “nom du pays”. </text:p>
      <text:p text:style-name="Standard"/>
      <text:p text:style-name="Standard">Fin 2 :</text:p>
      <text:p text:style-name="Standard">Bravo ! Grâce à vous nous avons pu retrouver toutes les informations perdues. Nous vous devons une fière chandelle !</text:p>
      <text:p text:style-name="Standard"/>
      <text:p text:style-name="Standard">Publication :</text:p>
      <text:p text:style-name="Standard"/>
      <text:p text:style-name="Standard"/>
      <text:p text:style-name="Standard"><text:soft-page-break/>Informations à chercher :</text:p>
      <text:list xml:id="list6585676347310837224" text:style-name="L2">
        <text:list-item>
          <text:p text:style-name="P2">7 autre multinationnales</text:p>
        </text:list-item>
        <text:list-item>
          <text:p text:style-name="P2">où les 13 sont implantées</text:p>
        </text:list-item>
        <text:list-item>
          <text:p text:style-name="P2">où est ont des sièges</text:p>
        </text:list-item>
        <text:list-item>
          <text:p text:style-name="P2">noms de 20 journalistes, leurs pays et les infos qu'ils vont donner</text:p>
        </text:list-item>
      </text:list>
      <text:p text:style-name="Standard"/>
      <text:p text:style-name="Standard">Tâches :</text:p>
      <text:list xml:id="list1397076915721441575" text:style-name="L3">
        <text:list-item>
          <text:p text:style-name="P3">cartes de chaque continent</text:p>
        </text:list-item>
        <text:list-item>
          <text:p text:style-name="P3">carte des continents</text:p>
        </text:list-item>
      </text:list>
      <text:p text:style-name="Standard"/>
      <text:p text:style-name="Standard"/>
      <text:p text:style-name="Standard">Glencore : </text:p>
      <text:p text:style-name="Standard"><text:span text:style-name="T2">Glencore est une</text:span> importante entreprise de <text:a xlink:type="simple" xlink:href="https://fr.wikipedia.org/wiki/Commerce" text:style-name="Internet_20_link" text:visited-style-name="Visited_20_Internet_20_Link">négoce</text:a>, <text:a xlink:type="simple" xlink:href="https://fr.wikipedia.org/wiki/Courtier" text:style-name="Internet_20_link" text:visited-style-name="Visited_20_Internet_20_Link">courtage</text:a> et d'extraction de matières premières. </text:p>
      <text:p text:style-name="Standard">vrai suisse (siège) angleterre australie – </text:p>
      <text:p text:style-name="Standard">socité écran ou ays d'évasion fiscalfaux Bermudes Island (Congo (filiale Katanga ), Burkina Faso Îles vierges britanniques (Pasley Universal ) )</text:p>
      <text:p text:style-name="Standard"/>
      <text:p text:style-name="Standard">Dassault Aviation </text:p>
      <text:p text:style-name="Standard">Dassault Aviation est un groupe aéronautique dual qui propose des avions militaires et des avions d’affaires. </text:p>
      <text:p text:style-name="Standard">Siège en france</text:p>
      <text:p text:style-name="Standard">faux Ile de Man </text:p>
      <text:p text:style-name="Standard"/>
      <text:p text:style-name="Standard"/>
      <text:p text:style-name="Standard">Appel </text:p>
      <text:p text:style-name="Standard"><text:span text:style-name="T2">Apple</text:span> est une <text:a xlink:type="simple" xlink:href="https://fr.wikipedia.org/wiki/Entreprise" text:style-name="Internet_20_link" text:visited-style-name="Visited_20_Internet_20_Link">entreprise</text:a> multinationale qui conçoit et commercialise des produits <text:a xlink:type="simple" xlink:href="https://fr.wikipedia.org/wiki/Électronique_grand_public" text:style-name="Internet_20_link" text:visited-style-name="Visited_20_Internet_20_Link">électroniques grand public</text:a>, des <text:a xlink:type="simple" xlink:href="https://fr.wikipedia.org/wiki/Ordinateur_personnel" text:style-name="Internet_20_link" text:visited-style-name="Visited_20_Internet_20_Link">ordinateurs personnels</text:a> et des <text:a xlink:type="simple" xlink:href="https://fr.wikipedia.org/wiki/Logiciel" text:style-name="Internet_20_link" text:visited-style-name="Visited_20_Internet_20_Link">logiciels informatiques</text:a>. </text:p>
      <text:p text:style-name="Standard">Siège état-unis</text:p>
      <text:p text:style-name="Standard">faux Jersey , <text:span text:style-name="Emphasis">Delaware</text:span> Wilmington aux Etats -Unis, Irlande</text:p>
      <text:p text:style-name="Standard"/>
      <text:p text:style-name="Standard"/>
      <text:p text:style-name="Standard">Nike est une entreprise spécialisée dans la fabrication d'<text:a xlink:type="simple" xlink:href="https://fr.wikipedia.org/wiki/Articles_de_sport" text:style-name="Internet_20_link" text:visited-style-name="Visited_20_Internet_20_Link">articles de sport</text:a> (<text:a xlink:type="simple" xlink:href="https://fr.wikipedia.org/wiki/Chaussure_de_sport" text:style-name="Internet_20_link" text:visited-style-name="Visited_20_Internet_20_Link">chaussures</text:a>, <text:a xlink:type="simple" xlink:href="https://fr.wikipedia.org/wiki/Vêtements_de_sport" text:style-name="Internet_20_link" text:visited-style-name="Visited_20_Internet_20_Link">vêtements</text:a> et matériel de <text:a xlink:type="simple" xlink:href="https://fr.wikipedia.org/wiki/Sport" text:style-name="Internet_20_link" text:visited-style-name="Visited_20_Internet_20_Link">sport</text:a>). </text:p>
      <text:p text:style-name="Standard">Siège état unis</text:p>
      <text:p text:style-name="Standard">Pays-Bas et aux Bermudes Grand Cayman </text:p>
      <text:p text:style-name="Standard"/>
      <text:p text:style-name="Standard">Whirlpool </text:p>
      <text:p text:style-name="Standard"><text:span text:style-name="T2">Whirlpool Corporation </text:span>est une <text:a xlink:type="simple" xlink:href="https://fr.wikipedia.org/wiki/Entreprise" text:style-name="Internet_20_link" text:visited-style-name="Visited_20_Internet_20_Link">entreprise</text:a> <text:s/>spécialisée dans la conception, la fabrication et la distribution d'appareils <text:a xlink:type="simple" xlink:href="https://fr.wikipedia.org/wiki/Électroménager" text:style-name="Internet_20_link" text:visited-style-name="Visited_20_Internet_20_Link">électroménagers</text:a>. </text:p>
      <text:p text:style-name="Standard">Siège etat-unis</text:p>
      <text:p text:style-name="Standard">Etat du Delaware aux Etats-Unis, Bermudes, île Maurice, <text:a xlink:type="simple" xlink:href="http://www.lemonde.fr/luxembourg/" text:style-name="Internet_20_link" text:visited-style-name="Visited_20_Internet_20_Link"><text:span text:style-name="T3">Luxembourg</text:span></text:a> <text:s/></text:p>
      <text:p text:style-name="Standard"/>
      <text:p text:style-name="Standard"><text:bookmark text:name="4c050b1c06e494a51e39a61ec5ed28eb-b6e6411e0707d76019a225df23d28778b832a840"/><text:a xlink:type="simple" xlink:href="https://github.com/RomaricKanyamibwa/ParadisePaper/blob/master/Images/logo%20multinationales/Wells_Fargo_Bank.png" text:style-name="Internet_20_link" text:visited-style-name="Visited_20_Internet_20_Link">Wells_Fargo_Bank</text:a><text:span text:style-name="T4"> est un groupe financier.</text:span></text:p>
      <text:p text:style-name="P4">Siège etat-unis</text:p>
      <text:p text:style-name="Standard"/>
      <text:p text:style-name="Standard">Total est une <text:a xlink:type="simple" xlink:href="https://fr.wikipedia.org/wiki/Entreprise" text:style-name="Internet_20_link" text:visited-style-name="Visited_20_Internet_20_Link">entreprise</text:a> <text:a xlink:type="simple" xlink:href="https://fr.wikipedia.org/wiki/Pétrochimie" text:style-name="Internet_20_link" text:visited-style-name="Visited_20_Internet_20_Link">pétrolière</text:a> et <text:a xlink:type="simple" xlink:href="https://fr.wikipedia.org/wiki/Gaz" text:style-name="Internet_20_link" text:visited-style-name="Visited_20_Internet_20_Link">gazière</text:a> <text:s/>privée, qui fait partie des « <text:a xlink:type="simple" xlink:href="https://fr.wikipedia.org/wiki/Supermajor" text:style-name="Internet_20_link" text:visited-style-name="Visited_20_Internet_20_Link">supermajors</text:a> », c'est-à-dire des six plus grosses entreprises du secteur à l'échelle mondiale.</text:p>
      <text:p text:style-name="Standard">Siège france</text:p>
      <text:p text:style-name="Standard">Bermudes </text:p>
      <text:p text:style-name="Standard"/>
      <text:p text:style-name="Standard">LVMH est un groupe <text:s/>d'<text:a xlink:type="simple" xlink:href="https://fr.wikipedia.org/wiki/Entreprise" text:style-name="Internet_20_link" text:visited-style-name="Visited_20_Internet_20_Link">entreprises</text:a> devenu aujourd'hui le chef de file mondial de l'industrie du <text:a xlink:type="simple" xlink:href="https://fr.wikipedia.org/wiki/Luxe" text:style-name="Internet_20_link" text:visited-style-name="Visited_20_Internet_20_Link">luxe</text:a>.</text:p>
      <text:p text:style-name="Standard">Siège social paris </text:p>
      <text:p text:style-name="Standard"><text:soft-page-break/>6 paradis fiscaux : Jersey ile de malte, Guernesey île de Man <text:span text:style-name="T2">Luxembourg îles Caïmans</text:span></text:p>
      <text:p text:style-name="Standard"><text:span text:style-name="T2"/></text:p>
      <text:p text:style-name="Standard"/>
      <text:p text:style-name="Standard">Engie anciennement <text:span text:style-name="T2">GDF Suez</text:span>, est un <text:a xlink:type="simple" xlink:href="https://fr.wikipedia.org/wiki/Groupe_d%27entreprises" text:style-name="Internet_20_link" text:visited-style-name="Visited_20_Internet_20_Link">groupe</text:a> industriel . <text:a xlink:type="simple" xlink:href="https://fr.wikipedia.org/wiki/Énergie_en_France" text:style-name="Internet_20_link" text:visited-style-name="Visited_20_Internet_20_Link">Énergétique</text:a>.</text:p>
      <text:p text:style-name="Standard">Siège social france</text:p>
      <text:p text:style-name="Standard">projet Salmon un simple jeu d’écriture comptable Engie vient d’effacer 1 milliard de dollars de dette interne entre ses filiales, </text:p>
      <text:p text:style-name="Standard"/>
      <text:p text:style-name="Standard">Facebookest un <text:a xlink:type="simple" xlink:href="https://fr.wikipedia.org/wiki/Réseautage_social" text:style-name="Internet_20_link" text:visited-style-name="Visited_20_Internet_20_Link">réseau social</text:a> en ligne qui permet à ses utilisateurs de publier des images, des photos, des vidéos, des fichiers et documents, d'échanger des messages, joindre et créer des groupes et d'utiliser une variété d'applications. </text:p>
      <text:p text:style-name="Standard">Siège état unis</text:p>
      <text:p text:style-name="Text_20_body">Bermuda and Grand Cayman </text:p>
      <text:p text:style-name="Text_20_body"/>
      <text:p text:style-name="Text_20_body">carrefour <text:s/>est un <text:a xlink:type="simple" xlink:href="https://fr.wikipedia.org/wiki/Entreprise_française" text:style-name="Internet_20_link" text:visited-style-name="Visited_20_Internet_20_Link">groupe </text:a><text:s/>du secteur de la <text:a xlink:type="simple" xlink:href="https://fr.wikipedia.org/wiki/Grande_distribution" text:style-name="Internet_20_link" text:visited-style-name="Visited_20_Internet_20_Link">grande distribution</text:a>. </text:p>
      <text:p text:style-name="Text_20_body">Siège francenf</text:p>
      <text:p text:style-name="Text_20_body">Belgique </text:p>
      <text:p text:style-name="Standard"/>
      <text:p text:style-name="Standard"/>
      <text:h text:style-name="Heading_20_3" text:outline-level="3"><text:span text:style-name="T5">Allergan </text:span>est un laboratoire pharmaceutique spécialisé dans les produits d'<text:a xlink:type="simple" xlink:href="https://fr.wikipedia.org/wiki/Ophtalmologie" text:style-name="Internet_20_link" text:visited-style-name="Visited_20_Internet_20_Link">ophtalmologie</text:a>, <text:a xlink:type="simple" xlink:href="https://fr.wikipedia.org/wiki/Neurologie" text:style-name="Internet_20_link" text:visited-style-name="Visited_20_Internet_20_Link">neurologie</text:a> et <text:a xlink:type="simple" xlink:href="https://fr.wikipedia.org/wiki/Dermatologie" text:style-name="Internet_20_link" text:visited-style-name="Visited_20_Internet_20_Link">dermatologie</text:a>. Son produit phare est le <text:a xlink:type="simple" xlink:href="https://fr.wikipedia.org/wiki/Toxine_botulique" text:style-name="Internet_20_link" text:visited-style-name="Visited_20_Internet_20_Link">Botox</text:a>.</text:h>
      <text:p text:style-name="Text_20_body">Siège état-unis</text:p>
      <text:p text:style-name="Text_20_body">Bermuda and Grand Cayman </text:p>
      <text:p text:style-name="Standard"/>
      <text:p text:style-name="Standard"/>
      <text:p text:style-name="Standard">Starbuck est une <text:a xlink:type="simple" xlink:href="https://fr.wikipedia.org/wiki/Chaîne_de_magasins" text:style-name="Internet_20_link" text:visited-style-name="Visited_20_Internet_20_Link">chaîne</text:a> de <text:a xlink:type="simple" xlink:href="https://fr.wikipedia.org/wiki/Café_(établissement)" text:style-name="Internet_20_link" text:visited-style-name="Visited_20_Internet_20_Link">cafés</text:a> fondée en <text:a xlink:type="simple" xlink:href="https://fr.wikipedia.org/wiki/1971" text:style-name="Internet_20_link" text:visited-style-name="Visited_20_Internet_20_Link">1971</text:a>. </text:p>
      <text:p text:style-name="Standard">siège état-unis</text:p>
      <text:p text:style-name="Standard"><text:span text:style-name="Strong_20_Emphasis">Pays-Bas ou en Suisse</text:span> </text:p>
      <text:h text:style-name="Heading_20_3" text:outline-level="3"><text:span text:style-name="T5">Uber </text:span>est une entreprise technologique qui développe et exploite des <text:a xlink:type="simple" xlink:href="https://fr.wikipedia.org/wiki/Application_mobile" text:style-name="Internet_20_link" text:visited-style-name="Visited_20_Internet_20_Link">applications mobiles</text:a> de mise en contact d'utilisateurs avec des conducteurs réalisant des services de transport. </text:h>
      <text:p text:style-name="Text_20_body">Siège etat unis</text:p>
      <text:p text:style-name="P5">Bermuda and Grand Cayman </text:p>
      <text:p text:style-name="P5"/>
      <text:p text:style-name="Text_20_body"/>
      <text:p text:style-name="Standard"><tex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3T14:32:03.07</meta:creation-date>
    <dc:date>2018-01-06T00:21:53.57</dc:date>
    <meta:editing-duration>PT11H26M39S</meta:editing-duration>
    <meta:editing-cycles>64</meta:editing-cycles>
    <meta:generator>OpenOffice/4.1.3$Win32 OpenOffice.org_project/413m1$Build-9783</meta:generator>
    <meta:document-statistic meta:table-count="0" meta:image-count="0" meta:object-count="0" meta:page-count="3" meta:paragraph-count="84" meta:word-count="734" meta:character-count="4585"/>
  </office:meta>
</office:document-meta>
</file>